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94cm"/>
    </style:style>
    <style:style style:name="co3" style:family="table-column">
      <style:table-column-properties fo:break-before="auto" style:column-width="5.336cm"/>
    </style:style>
    <style:style style:name="co4" style:family="table-column">
      <style:table-column-properties fo:break-before="auto" style:column-width="3.662cm"/>
    </style:style>
    <style:style style:name="co5" style:family="table-column">
      <style:table-column-properties fo:break-before="auto" style:column-width="3.875cm"/>
    </style:style>
    <style:style style:name="co6" style:family="table-column">
      <style:table-column-properties fo:break-before="auto" style:column-width="4.7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28.719cm" svg:height="14.055cm" svg:x="25.702cm" svg:y="3.405cm">
            <draw:object draw:notify-on-update-of-ranges="Foglio1.C1:Foglio1.C1 Foglio1.C2:Foglio1.C63 Foglio1.D1:Foglio1.D1 Foglio1.D2:Foglio1.D63 Foglio1.E1:Foglio1.E1 Foglio1.E2:Foglio1.E63 Foglio1.F1:Foglio1.F1 Foglio1.F2:Foglio1.F6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ize (KB)</text:p>
          </table:table-cell>
          <table:table-cell office:value-type="string" calcext:value-type="string">
            <text:p>Size (log of KB)</text:p>
          </table:table-cell>
          <table:table-cell office:value-type="string" calcext:value-type="string">
            <text:p>Intrinsics (no unrolling)</text:p>
          </table:table-cell>
          <table:table-cell office:value-type="string" calcext:value-type="string">
            <text:p>Intrinsics (4-way unrolling)</text:p>
          </table:table-cell>
          <table:table-cell office:value-type="string" calcext:value-type="string">
            <text:p>Auto (no -xHost)</text:p>
          </table:table-cell>
          <table:table-cell office:value-type="string" calcext:value-type="string">
            <text:p>Auto (with -xHost)</text:p>
          </table:table-cell>
          <table:table-cell/>
          <table:table-cell office:value-type="string" calcext:value-type="string">
            <text:p>L1 cache: 32K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OG([.A2])" office:value-type="float" office:value="0" calcext:value-type="float">
            <text:p>0</text:p>
          </table:table-cell>
          <table:table-cell office:value-type="float" office:value="2333.649531" calcext:value-type="float">
            <text:p>2333,649531</text:p>
          </table:table-cell>
          <table:table-cell office:value-type="float" office:value="6690.694612" calcext:value-type="float">
            <text:p>6690,694612</text:p>
          </table:table-cell>
          <table:table-cell office:value-type="float" office:value="4074.714994" calcext:value-type="float">
            <text:p>4074,714994</text:p>
          </table:table-cell>
          <table:table-cell office:value-type="float" office:value="6853.948087" calcext:value-type="float">
            <text:p>6853,948087</text:p>
          </table:table-cell>
          <table:table-cell/>
          <table:table-cell office:value-type="string" calcext:value-type="string">
            <text:p>L2 cache: 256K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OG([.A3])" office:value-type="float" office:value="0.301029995663981" calcext:value-type="float">
            <text:p>0,301029995663981</text:p>
          </table:table-cell>
          <table:table-cell office:value-type="float" office:value="2973.509393" calcext:value-type="float">
            <text:p>2973,509393</text:p>
          </table:table-cell>
          <table:table-cell office:value-type="float" office:value="7594.589553" calcext:value-type="float">
            <text:p>7594,589553</text:p>
          </table:table-cell>
          <table:table-cell office:value-type="float" office:value="4197.598531" calcext:value-type="float">
            <text:p>4197,598531</text:p>
          </table:table-cell>
          <table:table-cell office:value-type="float" office:value="7698.721643" calcext:value-type="float">
            <text:p>7698,721643</text:p>
          </table:table-cell>
          <table:table-cell/>
          <table:table-cell office:value-type="string" calcext:value-type="string">
            <text:p>L3 cache: 25M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LOG([.A4])" office:value-type="float" office:value="0.477121254719662" calcext:value-type="float">
            <text:p>0,477121254719662</text:p>
          </table:table-cell>
          <table:table-cell office:value-type="float" office:value="2957.97704" calcext:value-type="float">
            <text:p>2957,97704</text:p>
          </table:table-cell>
          <table:table-cell office:value-type="float" office:value="7953.144934" calcext:value-type="float">
            <text:p>7953,144934</text:p>
          </table:table-cell>
          <table:table-cell office:value-type="float" office:value="4104.744314" calcext:value-type="float">
            <text:p>4104,744314</text:p>
          </table:table-cell>
          <table:table-cell office:value-type="float" office:value="8027.844129" calcext:value-type="float">
            <text:p>8027,844129</text:p>
          </table:table-cell>
          <table:table-cell/>
          <table:table-cell office:value-type="string" calcext:value-type="string">
            <text:p>Memory freq. 1600MHz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LOG([.A5])" office:value-type="float" office:value="0.602059991327962" calcext:value-type="float">
            <text:p>0,602059991327962</text:p>
          </table:table-cell>
          <table:table-cell office:value-type="float" office:value="2950.259194" calcext:value-type="float">
            <text:p>2950,259194</text:p>
          </table:table-cell>
          <table:table-cell office:value-type="float" office:value="7607.020967" calcext:value-type="float">
            <text:p>7607,020967</text:p>
          </table:table-cell>
          <table:table-cell office:value-type="float" office:value="4166.876516" calcext:value-type="float">
            <text:p>4166,876516</text:p>
          </table:table-cell>
          <table:table-cell office:value-type="float" office:value="8204.283893" calcext:value-type="float">
            <text:p>8204,283893</text:p>
          </table:table-cell>
          <table:table-cell/>
          <table:table-cell office:value-type="string" calcext:value-type="string">
            <text:p>06_3AH, 06_3E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LOG([.A6])" office:value-type="float" office:value="0.698970004336019" calcext:value-type="float">
            <text:p>0,698970004336019</text:p>
          </table:table-cell>
          <table:table-cell office:value-type="float" office:value="2945.623338" calcext:value-type="float">
            <text:p>2945,623338</text:p>
          </table:table-cell>
          <table:table-cell office:value-type="float" office:value="7802.780237" calcext:value-type="float">
            <text:p>7802,780237</text:p>
          </table:table-cell>
          <table:table-cell office:value-type="float" office:value="4203.206809" calcext:value-type="float">
            <text:p>4203,206809</text:p>
          </table:table-cell>
          <table:table-cell office:value-type="float" office:value="7957.720276" calcext:value-type="float">
            <text:p>7957,72027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LOG([.A7])" office:value-type="float" office:value="0.778151250383644" calcext:value-type="float">
            <text:p>0,778151250383644</text:p>
          </table:table-cell>
          <table:table-cell office:value-type="float" office:value="2942.519318" calcext:value-type="float">
            <text:p>2942,519318</text:p>
          </table:table-cell>
          <table:table-cell office:value-type="float" office:value="7975.591917" calcext:value-type="float">
            <text:p>7975,591917</text:p>
          </table:table-cell>
          <table:table-cell office:value-type="float" office:value="4220.44807" calcext:value-type="float">
            <text:p>4220,44807</text:p>
          </table:table-cell>
          <table:table-cell office:value-type="float" office:value="8097.661144" calcext:value-type="float">
            <text:p>8097,66114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LOG([.A8])" office:value-type="float" office:value="0.903089986991943" calcext:value-type="float">
            <text:p>0,903089986991943</text:p>
          </table:table-cell>
          <table:table-cell office:value-type="float" office:value="2938.155841" calcext:value-type="float">
            <text:p>2938,155841</text:p>
          </table:table-cell>
          <table:table-cell office:value-type="float" office:value="8158.500751" calcext:value-type="float">
            <text:p>8158,500751</text:p>
          </table:table-cell>
          <table:table-cell office:value-type="float" office:value="4244.725031" calcext:value-type="float">
            <text:p>4244,725031</text:p>
          </table:table-cell>
          <table:table-cell office:value-type="float" office:value="8256.23279" calcext:value-type="float">
            <text:p>8256,2327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LOG([.A9])" office:value-type="float" office:value="1.04139268515823" calcext:value-type="float">
            <text:p>1,04139268515823</text:p>
          </table:table-cell>
          <table:table-cell office:value-type="float" office:value="2935.556164" calcext:value-type="float">
            <text:p>2935,556164</text:p>
          </table:table-cell>
          <table:table-cell office:value-type="float" office:value="8313.270351" calcext:value-type="float">
            <text:p>8313,270351</text:p>
          </table:table-cell>
          <table:table-cell office:value-type="float" office:value="4266.292894" calcext:value-type="float">
            <text:p>4266,292894</text:p>
          </table:table-cell>
          <table:table-cell office:value-type="float" office:value="8377.938934" calcext:value-type="float">
            <text:p>8377,93893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LOG([.A10])" office:value-type="float" office:value="1.14612803567824" calcext:value-type="float">
            <text:p>1,14612803567824</text:p>
          </table:table-cell>
          <table:table-cell office:value-type="float" office:value="2933.103711" calcext:value-type="float">
            <text:p>2933,103711</text:p>
          </table:table-cell>
          <table:table-cell office:value-type="float" office:value="8394.533921" calcext:value-type="float">
            <text:p>8394,533921</text:p>
          </table:table-cell>
          <table:table-cell office:value-type="float" office:value="4279.195449" calcext:value-type="float">
            <text:p>4279,195449</text:p>
          </table:table-cell>
          <table:table-cell office:value-type="float" office:value="8455.555235" calcext:value-type="float">
            <text:p>8455,55523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LOG([.A11])" office:value-type="float" office:value="1.25527250510331" calcext:value-type="float">
            <text:p>1,25527250510331</text:p>
          </table:table-cell>
          <table:table-cell office:value-type="float" office:value="2932.206836" calcext:value-type="float">
            <text:p>2932,206836</text:p>
          </table:table-cell>
          <table:table-cell office:value-type="float" office:value="8452.425212" calcext:value-type="float">
            <text:p>8452,425212</text:p>
          </table:table-cell>
          <table:table-cell office:value-type="float" office:value="4291.36578" calcext:value-type="float">
            <text:p>4291,36578</text:p>
          </table:table-cell>
          <table:table-cell office:value-type="float" office:value="8502.102566" calcext:value-type="float">
            <text:p>8502,10256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LOG([.A12])" office:value-type="float" office:value="1.34242268082221" calcext:value-type="float">
            <text:p>1,34242268082221</text:p>
          </table:table-cell>
          <table:table-cell office:value-type="float" office:value="2931.125621" calcext:value-type="float">
            <text:p>2931,125621</text:p>
          </table:table-cell>
          <table:table-cell office:value-type="float" office:value="8481.733929" calcext:value-type="float">
            <text:p>8481,733929</text:p>
          </table:table-cell>
          <table:table-cell office:value-type="float" office:value="4296.123815" calcext:value-type="float">
            <text:p>4296,123815</text:p>
          </table:table-cell>
          <table:table-cell office:value-type="float" office:value="8527.075547" calcext:value-type="float">
            <text:p>8527,07554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LOG([.A13])" office:value-type="float" office:value="1.46239799789896" calcext:value-type="float">
            <text:p>1,46239799789896</text:p>
          </table:table-cell>
          <table:table-cell office:value-type="float" office:value="2929.039543" calcext:value-type="float">
            <text:p>2929,039543</text:p>
          </table:table-cell>
          <table:table-cell office:value-type="float" office:value="8522.678048" calcext:value-type="float">
            <text:p>8522,678048</text:p>
          </table:table-cell>
          <table:table-cell office:value-type="float" office:value="4302.895857" calcext:value-type="float">
            <text:p>4302,895857</text:p>
          </table:table-cell>
          <table:table-cell office:value-type="float" office:value="8532.052995" calcext:value-type="float">
            <text:p>8532,05299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LOG([.A14])" office:value-type="float" office:value="1.56820172406699" calcext:value-type="float">
            <text:p>1,56820172406699</text:p>
          </table:table-cell>
          <table:table-cell office:value-type="float" office:value="2914.757021" calcext:value-type="float">
            <text:p>2914,757021</text:p>
          </table:table-cell>
          <table:table-cell office:value-type="float" office:value="3246.624918" calcext:value-type="float">
            <text:p>3246,624918</text:p>
          </table:table-cell>
          <table:table-cell office:value-type="float" office:value="3778.761582" calcext:value-type="float">
            <text:p>3778,761582</text:p>
          </table:table-cell>
          <table:table-cell office:value-type="float" office:value="3261.442212" calcext:value-type="float">
            <text:p>3261,442212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LOG([.A15])" office:value-type="float" office:value="1.67209785793572" calcext:value-type="float">
            <text:p>1,67209785793572</text:p>
          </table:table-cell>
          <table:table-cell office:value-type="float" office:value="2922.029831" calcext:value-type="float">
            <text:p>2922,029831</text:p>
          </table:table-cell>
          <table:table-cell office:value-type="float" office:value="3254.988116" calcext:value-type="float">
            <text:p>3254,988116</text:p>
          </table:table-cell>
          <table:table-cell office:value-type="float" office:value="3753.977741" calcext:value-type="float">
            <text:p>3753,977741</text:p>
          </table:table-cell>
          <table:table-cell office:value-type="float" office:value="3220.480614" calcext:value-type="float">
            <text:p>3220,480614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LOG([.A16])" office:value-type="float" office:value="1.77815125038364" calcext:value-type="float">
            <text:p>1,77815125038364</text:p>
          </table:table-cell>
          <table:table-cell office:value-type="float" office:value="2917.858599" calcext:value-type="float">
            <text:p>2917,858599</text:p>
          </table:table-cell>
          <table:table-cell office:value-type="float" office:value="3251.85272" calcext:value-type="float">
            <text:p>3251,85272</text:p>
          </table:table-cell>
          <table:table-cell office:value-type="float" office:value="3763.766921" calcext:value-type="float">
            <text:p>3763,766921</text:p>
          </table:table-cell>
          <table:table-cell office:value-type="float" office:value="3245.103703" calcext:value-type="float">
            <text:p>3245,103703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LOG([.A17])" office:value-type="float" office:value="1.88081359228079" calcext:value-type="float">
            <text:p>1,88081359228079</text:p>
          </table:table-cell>
          <table:table-cell office:value-type="float" office:value="2921.238839" calcext:value-type="float">
            <text:p>2921,238839</text:p>
          </table:table-cell>
          <table:table-cell office:value-type="float" office:value="3259.260694" calcext:value-type="float">
            <text:p>3259,260694</text:p>
          </table:table-cell>
          <table:table-cell office:value-type="float" office:value="3844.446079" calcext:value-type="float">
            <text:p>3844,446079</text:p>
          </table:table-cell>
          <table:table-cell office:value-type="float" office:value="3230.203239" calcext:value-type="float">
            <text:p>3230,203239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LOG([.A18])" office:value-type="float" office:value="1.98677173426624" calcext:value-type="float">
            <text:p>1,98677173426624</text:p>
          </table:table-cell>
          <table:table-cell office:value-type="float" office:value="2919.03927" calcext:value-type="float">
            <text:p>2919,03927</text:p>
          </table:table-cell>
          <table:table-cell office:value-type="float" office:value="3211.57872" calcext:value-type="float">
            <text:p>3211,57872</text:p>
          </table:table-cell>
          <table:table-cell office:value-type="float" office:value="3803.71772" calcext:value-type="float">
            <text:p>3803,71772</text:p>
          </table:table-cell>
          <table:table-cell office:value-type="float" office:value="3227.141169" calcext:value-type="float">
            <text:p>3227,141169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LOG([.A19])" office:value-type="float" office:value="2.09342168516224" calcext:value-type="float">
            <text:p>2,09342168516224</text:p>
          </table:table-cell>
          <table:table-cell office:value-type="float" office:value="2831.582113" calcext:value-type="float">
            <text:p>2831,582113</text:p>
          </table:table-cell>
          <table:table-cell office:value-type="float" office:value="3192.827775" calcext:value-type="float">
            <text:p>3192,827775</text:p>
          </table:table-cell>
          <table:table-cell office:value-type="float" office:value="3719.515813" calcext:value-type="float">
            <text:p>3719,515813</text:p>
          </table:table-cell>
          <table:table-cell office:value-type="float" office:value="3199.593342" calcext:value-type="float">
            <text:p>3199,593342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LOG([.A20])" office:value-type="float" office:value="2.19589965240923" calcext:value-type="float">
            <text:p>2,19589965240923</text:p>
          </table:table-cell>
          <table:table-cell office:value-type="float" office:value="2636.871619" calcext:value-type="float">
            <text:p>2636,871619</text:p>
          </table:table-cell>
          <table:table-cell office:value-type="float" office:value="3180.557216" calcext:value-type="float">
            <text:p>3180,557216</text:p>
          </table:table-cell>
          <table:table-cell office:value-type="float" office:value="3673.696343" calcext:value-type="float">
            <text:p>3673,696343</text:p>
          </table:table-cell>
          <table:table-cell office:value-type="float" office:value="2956.651652" calcext:value-type="float">
            <text:p>2956,651652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LOG([.A21])" office:value-type="float" office:value="2.30102999566398" calcext:value-type="float">
            <text:p>2,30102999566398</text:p>
          </table:table-cell>
          <table:table-cell office:value-type="float" office:value="2666.620213" calcext:value-type="float">
            <text:p>2666,620213</text:p>
          </table:table-cell>
          <table:table-cell office:value-type="float" office:value="2996.542725" calcext:value-type="float">
            <text:p>2996,542725</text:p>
          </table:table-cell>
          <table:table-cell office:value-type="float" office:value="3407.063458" calcext:value-type="float">
            <text:p>3407,063458</text:p>
          </table:table-cell>
          <table:table-cell office:value-type="float" office:value="2925.015922" calcext:value-type="float">
            <text:p>2925,015922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LOG([.A22])" office:value-type="float" office:value="2.40654018043395" calcext:value-type="float">
            <text:p>2,40654018043395</text:p>
          </table:table-cell>
          <table:table-cell office:value-type="float" office:value="2581.533865" calcext:value-type="float">
            <text:p>2581,533865</text:p>
          </table:table-cell>
          <table:table-cell office:value-type="float" office:value="2851.543096" calcext:value-type="float">
            <text:p>2851,543096</text:p>
          </table:table-cell>
          <table:table-cell office:value-type="float" office:value="3034.38041" calcext:value-type="float">
            <text:p>3034,38041</text:p>
          </table:table-cell>
          <table:table-cell office:value-type="float" office:value="2805.4373" calcext:value-type="float">
            <text:p>2805,4373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LOG([.A23])" office:value-type="float" office:value="2.51188336097887" calcext:value-type="float">
            <text:p>2,51188336097887</text:p>
          </table:table-cell>
          <table:table-cell office:value-type="float" office:value="2552.203662" calcext:value-type="float">
            <text:p>2552,203662</text:p>
          </table:table-cell>
          <table:table-cell office:value-type="float" office:value="2505.665516" calcext:value-type="float">
            <text:p>2505,665516</text:p>
          </table:table-cell>
          <table:table-cell office:value-type="float" office:value="2727.354005" calcext:value-type="float">
            <text:p>2727,354005</text:p>
          </table:table-cell>
          <table:table-cell office:value-type="float" office:value="2662.974683" calcext:value-type="float">
            <text:p>2662,974683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LOG([.A24])" office:value-type="float" office:value="2.6159500516564" calcext:value-type="float">
            <text:p>2,6159500516564</text:p>
          </table:table-cell>
          <table:table-cell office:value-type="float" office:value="2483.29287" calcext:value-type="float">
            <text:p>2483,29287</text:p>
          </table:table-cell>
          <table:table-cell office:value-type="float" office:value="2457.641286" calcext:value-type="float">
            <text:p>2457,641286</text:p>
          </table:table-cell>
          <table:table-cell office:value-type="float" office:value="2505.605234" calcext:value-type="float">
            <text:p>2505,605234</text:p>
          </table:table-cell>
          <table:table-cell office:value-type="float" office:value="2431.621885" calcext:value-type="float">
            <text:p>2431,621885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LOG([.A25])" office:value-type="float" office:value="2.72098574415374" calcext:value-type="float">
            <text:p>2,72098574415374</text:p>
          </table:table-cell>
          <table:table-cell office:value-type="float" office:value="2514.972833" calcext:value-type="float">
            <text:p>2514,972833</text:p>
          </table:table-cell>
          <table:table-cell office:value-type="float" office:value="2446.759859" calcext:value-type="float">
            <text:p>2446,759859</text:p>
          </table:table-cell>
          <table:table-cell office:value-type="float" office:value="2464.003242" calcext:value-type="float">
            <text:p>2464,003242</text:p>
          </table:table-cell>
          <table:table-cell office:value-type="float" office:value="2451.760071" calcext:value-type="float">
            <text:p>2451,760071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LOG([.A26])" office:value-type="float" office:value="2.82607480270083" calcext:value-type="float">
            <text:p>2,82607480270083</text:p>
          </table:table-cell>
          <table:table-cell office:value-type="float" office:value="2426.122391" calcext:value-type="float">
            <text:p>2426,122391</text:p>
          </table:table-cell>
          <table:table-cell office:value-type="float" office:value="2412.097113" calcext:value-type="float">
            <text:p>2412,097113</text:p>
          </table:table-cell>
          <table:table-cell office:value-type="float" office:value="2461.766707" calcext:value-type="float">
            <text:p>2461,766707</text:p>
          </table:table-cell>
          <table:table-cell office:value-type="float" office:value="2413.721039" calcext:value-type="float">
            <text:p>2413,721039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LOG([.A27])" office:value-type="float" office:value="2.9304395947667" calcext:value-type="float">
            <text:p>2,9304395947667</text:p>
          </table:table-cell>
          <table:table-cell office:value-type="float" office:value="2426.162389" calcext:value-type="float">
            <text:p>2426,162389</text:p>
          </table:table-cell>
          <table:table-cell office:value-type="float" office:value="2411.543982" calcext:value-type="float">
            <text:p>2411,543982</text:p>
          </table:table-cell>
          <table:table-cell office:value-type="float" office:value="2461.162495" calcext:value-type="float">
            <text:p>2461,162495</text:p>
          </table:table-cell>
          <table:table-cell office:value-type="float" office:value="2412.05617" calcext:value-type="float">
            <text:p>2412,05617</text:p>
          </table:table-cell>
          <table:table-cell table:number-columns-repeated="2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formula="of:=LOG([.A28])" office:value-type="float" office:value="3.03542973818455" calcext:value-type="float">
            <text:p>3,03542973818455</text:p>
          </table:table-cell>
          <table:table-cell office:value-type="float" office:value="2441.202865" calcext:value-type="float">
            <text:p>2441,202865</text:p>
          </table:table-cell>
          <table:table-cell office:value-type="float" office:value="2411.174139" calcext:value-type="float">
            <text:p>2411,174139</text:p>
          </table:table-cell>
          <table:table-cell office:value-type="float" office:value="2461.27497" calcext:value-type="float">
            <text:p>2461,27497</text:p>
          </table:table-cell>
          <table:table-cell office:value-type="float" office:value="2411.184184" calcext:value-type="float">
            <text:p>2411,184184</text:p>
          </table:table-cell>
          <table:table-cell table:number-columns-repeated="2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formula="of:=LOG([.A29])" office:value-type="float" office:value="3.13987908640124" calcext:value-type="float">
            <text:p>3,13987908640124</text:p>
          </table:table-cell>
          <table:table-cell office:value-type="float" office:value="2426.864438" calcext:value-type="float">
            <text:p>2426,864438</text:p>
          </table:table-cell>
          <table:table-cell office:value-type="float" office:value="2410.593559" calcext:value-type="float">
            <text:p>2410,593559</text:p>
          </table:table-cell>
          <table:table-cell office:value-type="float" office:value="2460.927053" calcext:value-type="float">
            <text:p>2460,927053</text:p>
          </table:table-cell>
          <table:table-cell office:value-type="float" office:value="2411.163819" calcext:value-type="float">
            <text:p>2411,163819</text:p>
          </table:table-cell>
          <table:table-cell table:number-columns-repeated="2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formula="of:=LOG([.A30])" office:value-type="float" office:value="3.24477176149529" calcext:value-type="float">
            <text:p>3,24477176149529</text:p>
          </table:table-cell>
          <table:table-cell office:value-type="float" office:value="2423.927209" calcext:value-type="float">
            <text:p>2423,927209</text:p>
          </table:table-cell>
          <table:table-cell office:value-type="float" office:value="2409.229628" calcext:value-type="float">
            <text:p>2409,229628</text:p>
          </table:table-cell>
          <table:table-cell office:value-type="float" office:value="2457.916979" calcext:value-type="float">
            <text:p>2457,916979</text:p>
          </table:table-cell>
          <table:table-cell office:value-type="float" office:value="2406.324807" calcext:value-type="float">
            <text:p>2406,324807</text:p>
          </table:table-cell>
          <table:table-cell table:number-columns-repeated="2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formula="of:=LOG([.A31])" office:value-type="float" office:value="3.34947179921439" calcext:value-type="float">
            <text:p>3,34947179921439</text:p>
          </table:table-cell>
          <table:table-cell office:value-type="float" office:value="2408.68123" calcext:value-type="float">
            <text:p>2408,68123</text:p>
          </table:table-cell>
          <table:table-cell office:value-type="float" office:value="2389.525459" calcext:value-type="float">
            <text:p>2389,525459</text:p>
          </table:table-cell>
          <table:table-cell office:value-type="float" office:value="2445.765232" calcext:value-type="float">
            <text:p>2445,765232</text:p>
          </table:table-cell>
          <table:table-cell office:value-type="float" office:value="2386.045784" calcext:value-type="float">
            <text:p>2386,045784</text:p>
          </table:table-cell>
          <table:table-cell table:number-columns-repeated="2"/>
        </table:table-row>
        <table:table-row table:style-name="ro1">
          <table:table-cell office:value-type="float" office:value="2845" calcext:value-type="float">
            <text:p>2845</text:p>
          </table:table-cell>
          <table:table-cell table:formula="of:=LOG([.A32])" office:value-type="float" office:value="3.45408227073109" calcext:value-type="float">
            <text:p>3,45408227073109</text:p>
          </table:table-cell>
          <table:table-cell office:value-type="float" office:value="2403.899592" calcext:value-type="float">
            <text:p>2403,899592</text:p>
          </table:table-cell>
          <table:table-cell office:value-type="float" office:value="2367.185674" calcext:value-type="float">
            <text:p>2367,185674</text:p>
          </table:table-cell>
          <table:table-cell office:value-type="float" office:value="2432.979142" calcext:value-type="float">
            <text:p>2432,979142</text:p>
          </table:table-cell>
          <table:table-cell office:value-type="float" office:value="2366.93359" calcext:value-type="float">
            <text:p>2366,93359</text:p>
          </table:table-cell>
          <table:table-cell table:number-columns-repeated="2"/>
        </table:table-row>
        <table:table-row table:style-name="ro1">
          <table:table-cell office:value-type="float" office:value="3620" calcext:value-type="float">
            <text:p>3620</text:p>
          </table:table-cell>
          <table:table-cell table:formula="of:=LOG([.A33])" office:value-type="float" office:value="3.55870857053317" calcext:value-type="float">
            <text:p>3,55870857053317</text:p>
          </table:table-cell>
          <table:table-cell office:value-type="float" office:value="2437.801905" calcext:value-type="float">
            <text:p>2437,801905</text:p>
          </table:table-cell>
          <table:table-cell office:value-type="float" office:value="2434.501513" calcext:value-type="float">
            <text:p>2434,501513</text:p>
          </table:table-cell>
          <table:table-cell office:value-type="float" office:value="2477.10291" calcext:value-type="float">
            <text:p>2477,10291</text:p>
          </table:table-cell>
          <table:table-cell office:value-type="float" office:value="2367.787908" calcext:value-type="float">
            <text:p>2367,787908</text:p>
          </table:table-cell>
          <table:table-cell table:number-columns-repeated="2"/>
        </table:table-row>
        <table:table-row table:style-name="ro1">
          <table:table-cell office:value-type="float" office:value="4607" calcext:value-type="float">
            <text:p>4607</text:p>
          </table:table-cell>
          <table:table-cell table:formula="of:=LOG([.A34])" office:value-type="float" office:value="3.66341821225268" calcext:value-type="float">
            <text:p>3,66341821225268</text:p>
          </table:table-cell>
          <table:table-cell office:value-type="float" office:value="2423.532671" calcext:value-type="float">
            <text:p>2423,532671</text:p>
          </table:table-cell>
          <table:table-cell office:value-type="float" office:value="2404.765368" calcext:value-type="float">
            <text:p>2404,765368</text:p>
          </table:table-cell>
          <table:table-cell office:value-type="float" office:value="2452.355626" calcext:value-type="float">
            <text:p>2452,355626</text:p>
          </table:table-cell>
          <table:table-cell office:value-type="float" office:value="2404.734857" calcext:value-type="float">
            <text:p>2404,734857</text:p>
          </table:table-cell>
          <table:table-cell table:number-columns-repeated="2"/>
        </table:table-row>
        <table:table-row table:style-name="ro1">
          <table:table-cell office:value-type="float" office:value="5863" calcext:value-type="float">
            <text:p>5863</text:p>
          </table:table-cell>
          <table:table-cell table:formula="of:=LOG([.A35])" office:value-type="float" office:value="3.7681198941848" calcext:value-type="float">
            <text:p>3,7681198941848</text:p>
          </table:table-cell>
          <table:table-cell office:value-type="float" office:value="2440.045045" calcext:value-type="float">
            <text:p>2440,045045</text:p>
          </table:table-cell>
          <table:table-cell office:value-type="float" office:value="2438.709973" calcext:value-type="float">
            <text:p>2438,709973</text:p>
          </table:table-cell>
          <table:table-cell office:value-type="float" office:value="2480.991477" calcext:value-type="float">
            <text:p>2480,991477</text:p>
          </table:table-cell>
          <table:table-cell office:value-type="float" office:value="2396.641442" calcext:value-type="float">
            <text:p>2396,641442</text:p>
          </table:table-cell>
          <table:table-cell table:number-columns-repeated="2"/>
        </table:table-row>
        <table:table-row table:style-name="ro1">
          <table:table-cell office:value-type="float" office:value="7461" calcext:value-type="float">
            <text:p>7461</text:p>
          </table:table-cell>
          <table:table-cell table:formula="of:=LOG([.A36])" office:value-type="float" office:value="3.8727970399896" calcext:value-type="float">
            <text:p>3,8727970399896</text:p>
          </table:table-cell>
          <table:table-cell office:value-type="float" office:value="2427.068922" calcext:value-type="float">
            <text:p>2427,068922</text:p>
          </table:table-cell>
          <table:table-cell office:value-type="float" office:value="2445.978985" calcext:value-type="float">
            <text:p>2445,978985</text:p>
          </table:table-cell>
          <table:table-cell office:value-type="float" office:value="2464.46027" calcext:value-type="float">
            <text:p>2464,46027</text:p>
          </table:table-cell>
          <table:table-cell office:value-type="float" office:value="2413.655576" calcext:value-type="float">
            <text:p>2413,655576</text:p>
          </table:table-cell>
          <table:table-cell table:number-columns-repeated="2"/>
        </table:table-row>
        <table:table-row table:style-name="ro1">
          <table:table-cell office:value-type="float" office:value="9495" calcext:value-type="float">
            <text:p>9495</text:p>
          </table:table-cell>
          <table:table-cell table:formula="of:=LOG([.A37])" office:value-type="float" office:value="3.97749496907304" calcext:value-type="float">
            <text:p>3,97749496907304</text:p>
          </table:table-cell>
          <table:table-cell office:value-type="float" office:value="2431.3725" calcext:value-type="float">
            <text:p>2431,3725</text:p>
          </table:table-cell>
          <table:table-cell office:value-type="float" office:value="2447.607366" calcext:value-type="float">
            <text:p>2447,607366</text:p>
          </table:table-cell>
          <table:table-cell office:value-type="float" office:value="2468.076932" calcext:value-type="float">
            <text:p>2468,076932</text:p>
          </table:table-cell>
          <table:table-cell office:value-type="float" office:value="2421.800433" calcext:value-type="float">
            <text:p>2421,800433</text:p>
          </table:table-cell>
          <table:table-cell table:number-columns-repeated="2"/>
        </table:table-row>
        <table:table-row table:style-name="ro1">
          <table:table-cell office:value-type="float" office:value="12083" calcext:value-type="float">
            <text:p>12083</text:p>
          </table:table-cell>
          <table:table-cell table:formula="of:=LOG([.A38])" office:value-type="float" office:value="4.08217477548467" calcext:value-type="float">
            <text:p>4,08217477548467</text:p>
          </table:table-cell>
          <table:table-cell office:value-type="float" office:value="2466.332518" calcext:value-type="float">
            <text:p>2466,332518</text:p>
          </table:table-cell>
          <table:table-cell office:value-type="float" office:value="2444.861571" calcext:value-type="float">
            <text:p>2444,861571</text:p>
          </table:table-cell>
          <table:table-cell office:value-type="float" office:value="2484.878418" calcext:value-type="float">
            <text:p>2484,878418</text:p>
          </table:table-cell>
          <table:table-cell office:value-type="float" office:value="2424.514952" calcext:value-type="float">
            <text:p>2424,514952</text:p>
          </table:table-cell>
          <table:table-cell table:number-columns-repeated="2"/>
        </table:table-row>
        <table:table-row table:style-name="ro1">
          <table:table-cell office:value-type="float" office:value="15376" calcext:value-type="float">
            <text:p>15376</text:p>
          </table:table-cell>
          <table:table-cell table:formula="of:=LOG([.A39])" office:value-type="float" office:value="4.18684337032447" calcext:value-type="float">
            <text:p>4,18684337032447</text:p>
          </table:table-cell>
          <table:table-cell office:value-type="float" office:value="2431.602162" calcext:value-type="float">
            <text:p>2431,602162</text:p>
          </table:table-cell>
          <table:table-cell office:value-type="float" office:value="2451.785291" calcext:value-type="float">
            <text:p>2451,785291</text:p>
          </table:table-cell>
          <table:table-cell office:value-type="float" office:value="2469.461428" calcext:value-type="float">
            <text:p>2469,461428</text:p>
          </table:table-cell>
          <table:table-cell office:value-type="float" office:value="2435.08448" calcext:value-type="float">
            <text:p>2435,08448</text:p>
          </table:table-cell>
          <table:table-cell table:number-columns-repeated="2"/>
        </table:table-row>
        <table:table-row table:style-name="ro1">
          <table:table-cell office:value-type="float" office:value="19567" calcext:value-type="float">
            <text:p>19567</text:p>
          </table:table-cell>
          <table:table-cell table:formula="of:=LOG([.A40])" office:value-type="float" office:value="4.29152424500807" calcext:value-type="float">
            <text:p>4,29152424500807</text:p>
          </table:table-cell>
          <table:table-cell office:value-type="float" office:value="2314.049544" calcext:value-type="float">
            <text:p>2314,049544</text:p>
          </table:table-cell>
          <table:table-cell office:value-type="float" office:value="2434.763962" calcext:value-type="float">
            <text:p>2434,763962</text:p>
          </table:table-cell>
          <table:table-cell office:value-type="float" office:value="2297.302445" calcext:value-type="float">
            <text:p>2297,302445</text:p>
          </table:table-cell>
          <table:table-cell office:value-type="float" office:value="2408.192136" calcext:value-type="float">
            <text:p>2408,192136</text:p>
          </table:table-cell>
          <table:table-cell table:number-columns-repeated="2"/>
        </table:table-row>
        <table:table-row table:style-name="ro1">
          <table:table-cell office:value-type="float" office:value="24899" calcext:value-type="float">
            <text:p>24899</text:p>
          </table:table-cell>
          <table:table-cell table:formula="of:=LOG([.A41])" office:value-type="float" office:value="4.39618190520004" calcext:value-type="float">
            <text:p>4,39618190520004</text:p>
          </table:table-cell>
          <table:table-cell office:value-type="float" office:value="1920.159947" calcext:value-type="float">
            <text:p>1920,159947</text:p>
          </table:table-cell>
          <table:table-cell office:value-type="float" office:value="2101.095523" calcext:value-type="float">
            <text:p>2101,095523</text:p>
          </table:table-cell>
          <table:table-cell office:value-type="float" office:value="1896.426357" calcext:value-type="float">
            <text:p>1896,426357</text:p>
          </table:table-cell>
          <table:table-cell office:value-type="float" office:value="2128.573127" calcext:value-type="float">
            <text:p>2128,573127</text:p>
          </table:table-cell>
          <table:table-cell table:number-columns-repeated="2"/>
        </table:table-row>
        <table:table-row table:style-name="ro1">
          <table:table-cell office:value-type="float" office:value="31686" calcext:value-type="float">
            <text:p>31686</text:p>
          </table:table-cell>
          <table:table-cell table:formula="of:=LOG([.A42])" office:value-type="float" office:value="4.50086741787214" calcext:value-type="float">
            <text:p>4,50086741787214</text:p>
          </table:table-cell>
          <table:table-cell office:value-type="float" office:value="1728.879328" calcext:value-type="float">
            <text:p>1728,879328</text:p>
          </table:table-cell>
          <table:table-cell office:value-type="float" office:value="1741.607558" calcext:value-type="float">
            <text:p>1741,607558</text:p>
          </table:table-cell>
          <table:table-cell office:value-type="float" office:value="1734.988763" calcext:value-type="float">
            <text:p>1734,988763</text:p>
          </table:table-cell>
          <table:table-cell office:value-type="float" office:value="1729.187034" calcext:value-type="float">
            <text:p>1729,187034</text:p>
          </table:table-cell>
          <table:table-cell table:number-columns-repeated="2"/>
        </table:table-row>
        <table:table-row table:style-name="ro1">
          <table:table-cell office:value-type="float" office:value="40321" calcext:value-type="float">
            <text:p>40321</text:p>
          </table:table-cell>
          <table:table-cell table:formula="of:=LOG([.A43])" office:value-type="float" office:value="4.60553129449641" calcext:value-type="float">
            <text:p>4,60553129449641</text:p>
          </table:table-cell>
          <table:table-cell office:value-type="float" office:value="1606.074286" calcext:value-type="float">
            <text:p>1606,074286</text:p>
          </table:table-cell>
          <table:table-cell office:value-type="float" office:value="1510.331226" calcext:value-type="float">
            <text:p>1510,331226</text:p>
          </table:table-cell>
          <table:table-cell office:value-type="float" office:value="1605.594646" calcext:value-type="float">
            <text:p>1605,594646</text:p>
          </table:table-cell>
          <table:table-cell office:value-type="float" office:value="1496.580864" calcext:value-type="float">
            <text:p>1496,580864</text:p>
          </table:table-cell>
          <table:table-cell table:number-columns-repeated="2"/>
        </table:table-row>
        <table:table-row table:style-name="ro1">
          <table:table-cell office:value-type="float" office:value="51311" calcext:value-type="float">
            <text:p>51311</text:p>
          </table:table-cell>
          <table:table-cell table:formula="of:=LOG([.A44])" office:value-type="float" office:value="4.71021047870235" calcext:value-type="float">
            <text:p>4,71021047870235</text:p>
          </table:table-cell>
          <table:table-cell office:value-type="float" office:value="1535.039419" calcext:value-type="float">
            <text:p>1535,039419</text:p>
          </table:table-cell>
          <table:table-cell office:value-type="float" office:value="1455.062714" calcext:value-type="float">
            <text:p>1455,062714</text:p>
          </table:table-cell>
          <table:table-cell office:value-type="float" office:value="1529.120579" calcext:value-type="float">
            <text:p>1529,120579</text:p>
          </table:table-cell>
          <table:table-cell office:value-type="float" office:value="1450.641731" calcext:value-type="float">
            <text:p>1450,641731</text:p>
          </table:table-cell>
          <table:table-cell table:number-columns-repeated="2"/>
        </table:table-row>
        <table:table-row table:style-name="ro1">
          <table:table-cell office:value-type="float" office:value="65295" calcext:value-type="float">
            <text:p>65295</text:p>
          </table:table-cell>
          <table:table-cell table:formula="of:=LOG([.A45])" office:value-type="float" office:value="4.81487992621308" calcext:value-type="float">
            <text:p>4,81487992621308</text:p>
          </table:table-cell>
          <table:table-cell office:value-type="float" office:value="1527.924718" calcext:value-type="float">
            <text:p>1527,924718</text:p>
          </table:table-cell>
          <table:table-cell office:value-type="float" office:value="1450.571713" calcext:value-type="float">
            <text:p>1450,571713</text:p>
          </table:table-cell>
          <table:table-cell office:value-type="float" office:value="1523.824771" calcext:value-type="float">
            <text:p>1523,824771</text:p>
          </table:table-cell>
          <table:table-cell office:value-type="float" office:value="1444.860503" calcext:value-type="float">
            <text:p>1444,860503</text:p>
          </table:table-cell>
          <table:table-cell table:number-columns-repeated="2"/>
        </table:table-row>
        <table:table-row table:style-name="ro1">
          <table:table-cell office:value-type="float" office:value="83091" calcext:value-type="float">
            <text:p>83091</text:p>
          </table:table-cell>
          <table:table-cell table:formula="of:=LOG([.A46])" office:value-type="float" office:value="4.91955398573342" calcext:value-type="float">
            <text:p>4,91955398573342</text:p>
          </table:table-cell>
          <table:table-cell office:value-type="float" office:value="1526.085637" calcext:value-type="float">
            <text:p>1526,085637</text:p>
          </table:table-cell>
          <table:table-cell office:value-type="float" office:value="1451.613212" calcext:value-type="float">
            <text:p>1451,613212</text:p>
          </table:table-cell>
          <table:table-cell office:value-type="float" office:value="1522.79684" calcext:value-type="float">
            <text:p>1522,79684</text:p>
          </table:table-cell>
          <table:table-cell office:value-type="float" office:value="1446.305828" calcext:value-type="float">
            <text:p>1446,305828</text:p>
          </table:table-cell>
          <table:table-cell table:number-columns-repeated="2"/>
        </table:table-row>
        <table:table-row table:style-name="ro1">
          <table:table-cell office:value-type="float" office:value="105737" calcext:value-type="float">
            <text:p>105737</text:p>
          </table:table-cell>
          <table:table-cell table:formula="of:=LOG([.A47])" office:value-type="float" office:value="5.0242269843183" calcext:value-type="float">
            <text:p>5,0242269843183</text:p>
          </table:table-cell>
          <table:table-cell office:value-type="float" office:value="1526.668512" calcext:value-type="float">
            <text:p>1526,668512</text:p>
          </table:table-cell>
          <table:table-cell office:value-type="float" office:value="1447.053615" calcext:value-type="float">
            <text:p>1447,053615</text:p>
          </table:table-cell>
          <table:table-cell office:value-type="float" office:value="1526.120563" calcext:value-type="float">
            <text:p>1526,120563</text:p>
          </table:table-cell>
          <table:table-cell office:value-type="float" office:value="1447.870666" calcext:value-type="float">
            <text:p>1447,870666</text:p>
          </table:table-cell>
          <table:table-cell table:number-columns-repeated="2"/>
        </table:table-row>
        <table:table-row table:style-name="ro1">
          <table:table-cell office:value-type="float" office:value="134554" calcext:value-type="float">
            <text:p>134554</text:p>
          </table:table-cell>
          <table:table-cell table:formula="of:=LOG([.A48])" office:value-type="float" office:value="5.12889661292925" calcext:value-type="float">
            <text:p>5,12889661292925</text:p>
          </table:table-cell>
          <table:table-cell office:value-type="float" office:value="1529.361807" calcext:value-type="float">
            <text:p>1529,361807</text:p>
          </table:table-cell>
          <table:table-cell office:value-type="float" office:value="1451.854787" calcext:value-type="float">
            <text:p>1451,854787</text:p>
          </table:table-cell>
          <table:table-cell office:value-type="float" office:value="1525.194239" calcext:value-type="float">
            <text:p>1525,194239</text:p>
          </table:table-cell>
          <table:table-cell office:value-type="float" office:value="1448.311924" calcext:value-type="float">
            <text:p>1448,311924</text:p>
          </table:table-cell>
          <table:table-cell table:number-columns-repeated="2"/>
        </table:table-row>
        <table:table-row table:style-name="ro1">
          <table:table-cell office:value-type="float" office:value="171226" calcext:value-type="float">
            <text:p>171226</text:p>
          </table:table-cell>
          <table:table-cell table:formula="of:=LOG([.A49])" office:value-type="float" office:value="5.23356971127098" calcext:value-type="float">
            <text:p>5,23356971127098</text:p>
          </table:table-cell>
          <table:table-cell office:value-type="float" office:value="1527.690745" calcext:value-type="float">
            <text:p>1527,690745</text:p>
          </table:table-cell>
          <table:table-cell office:value-type="float" office:value="1451.913327" calcext:value-type="float">
            <text:p>1451,913327</text:p>
          </table:table-cell>
          <table:table-cell office:value-type="float" office:value="1524.271135" calcext:value-type="float">
            <text:p>1524,271135</text:p>
          </table:table-cell>
          <table:table-cell office:value-type="float" office:value="1449.16476" calcext:value-type="float">
            <text:p>1449,16476</text:p>
          </table:table-cell>
          <table:table-cell table:number-columns-repeated="2"/>
        </table:table-row>
        <table:table-row table:style-name="ro1">
          <table:table-cell office:value-type="float" office:value="217892" calcext:value-type="float">
            <text:p>217892</text:p>
          </table:table-cell>
          <table:table-cell table:formula="of:=LOG([.A50])" office:value-type="float" office:value="5.33824128522728" calcext:value-type="float">
            <text:p>5,33824128522728</text:p>
          </table:table-cell>
          <table:table-cell office:value-type="float" office:value="1530.594859" calcext:value-type="float">
            <text:p>1530,594859</text:p>
          </table:table-cell>
          <table:table-cell office:value-type="float" office:value="1451.301378" calcext:value-type="float">
            <text:p>1451,301378</text:p>
          </table:table-cell>
          <table:table-cell office:value-type="float" office:value="1526.56519" calcext:value-type="float">
            <text:p>1526,56519</text:p>
          </table:table-cell>
          <table:table-cell office:value-type="float" office:value="1449.403528" calcext:value-type="float">
            <text:p>1449,403528</text:p>
          </table:table-cell>
          <table:table-cell table:number-columns-repeated="2"/>
        </table:table-row>
        <table:table-row table:style-name="ro1">
          <table:table-cell office:value-type="float" office:value="277276" calcext:value-type="float">
            <text:p>277276</text:p>
          </table:table-cell>
          <table:table-cell table:formula="of:=LOG([.A51])" office:value-type="float" office:value="5.44291228025711" calcext:value-type="float">
            <text:p>5,44291228025711</text:p>
          </table:table-cell>
          <table:table-cell office:value-type="float" office:value="1529.311779" calcext:value-type="float">
            <text:p>1529,311779</text:p>
          </table:table-cell>
          <table:table-cell office:value-type="float" office:value="1451.883235" calcext:value-type="float">
            <text:p>1451,883235</text:p>
          </table:table-cell>
          <table:table-cell office:value-type="float" office:value="1526.139897" calcext:value-type="float">
            <text:p>1526,139897</text:p>
          </table:table-cell>
          <table:table-cell office:value-type="float" office:value="1451.717495" calcext:value-type="float">
            <text:p>1451,717495</text:p>
          </table:table-cell>
          <table:table-cell table:number-columns-repeated="2"/>
        </table:table-row>
        <table:table-row table:style-name="ro1">
          <table:table-cell office:value-type="float" office:value="352845" calcext:value-type="float">
            <text:p>352845</text:p>
          </table:table-cell>
          <table:table-cell table:formula="of:=LOG([.A52])" office:value-type="float" office:value="5.54758396763158" calcext:value-type="float">
            <text:p>5,54758396763158</text:p>
          </table:table-cell>
          <table:table-cell office:value-type="float" office:value="1532.352983" calcext:value-type="float">
            <text:p>1532,352983</text:p>
          </table:table-cell>
          <table:table-cell office:value-type="float" office:value="1452.177681" calcext:value-type="float">
            <text:p>1452,177681</text:p>
          </table:table-cell>
          <table:table-cell office:value-type="float" office:value="1527.678697" calcext:value-type="float">
            <text:p>1527,678697</text:p>
          </table:table-cell>
          <table:table-cell office:value-type="float" office:value="1452.07861" calcext:value-type="float">
            <text:p>1452,07861</text:p>
          </table:table-cell>
          <table:table-cell table:number-columns-repeated="2"/>
        </table:table-row>
        <table:table-row table:style-name="ro1">
          <table:table-cell office:value-type="float" office:value="449009" calcext:value-type="float">
            <text:p>449009</text:p>
          </table:table-cell>
          <table:table-cell table:formula="of:=LOG([.A53])" office:value-type="float" office:value="5.65225504615068" calcext:value-type="float">
            <text:p>5,65225504615068</text:p>
          </table:table-cell>
          <table:table-cell office:value-type="float" office:value="1530.542807" calcext:value-type="float">
            <text:p>1530,542807</text:p>
          </table:table-cell>
          <table:table-cell office:value-type="float" office:value="1452.555831" calcext:value-type="float">
            <text:p>1452,555831</text:p>
          </table:table-cell>
          <table:table-cell office:value-type="float" office:value="1525.455312" calcext:value-type="float">
            <text:p>1525,455312</text:p>
          </table:table-cell>
          <table:table-cell office:value-type="float" office:value="1452.621327" calcext:value-type="float">
            <text:p>1452,621327</text:p>
          </table:table-cell>
          <table:table-cell table:number-columns-repeated="2"/>
        </table:table-row>
        <table:table-row table:style-name="ro1">
          <table:table-cell office:value-type="float" office:value="571383" calcext:value-type="float">
            <text:p>571383</text:p>
          </table:table-cell>
          <table:table-cell table:formula="of:=LOG([.A54])" office:value-type="float" office:value="5.75692731494763" calcext:value-type="float">
            <text:p>5,75692731494763</text:p>
          </table:table-cell>
          <table:table-cell office:value-type="float" office:value="1531.747264" calcext:value-type="float">
            <text:p>1531,747264</text:p>
          </table:table-cell>
          <table:table-cell office:value-type="float" office:value="1452.294353" calcext:value-type="float">
            <text:p>1452,294353</text:p>
          </table:table-cell>
          <table:table-cell office:value-type="float" office:value="1529.916666" calcext:value-type="float">
            <text:p>1529,916666</text:p>
          </table:table-cell>
          <table:table-cell office:value-type="float" office:value="1452.731191" calcext:value-type="float">
            <text:p>1452,731191</text:p>
          </table:table-cell>
          <table:table-cell table:number-columns-repeated="2"/>
        </table:table-row>
        <table:table-row table:style-name="ro1">
          <table:table-cell office:value-type="float" office:value="727107" calcext:value-type="float">
            <text:p>727107</text:p>
          </table:table-cell>
          <table:table-cell table:formula="of:=LOG([.A55])" office:value-type="float" office:value="5.86159832570113" calcext:value-type="float">
            <text:p>5,86159832570113</text:p>
          </table:table-cell>
          <table:table-cell office:value-type="float" office:value="1529.5703" calcext:value-type="float">
            <text:p>1529,5703</text:p>
          </table:table-cell>
          <table:table-cell office:value-type="float" office:value="1452.540902" calcext:value-type="float">
            <text:p>1452,540902</text:p>
          </table:table-cell>
          <table:table-cell office:value-type="float" office:value="1528.648094" calcext:value-type="float">
            <text:p>1528,648094</text:p>
          </table:table-cell>
          <table:table-cell office:value-type="float" office:value="1452.85448" calcext:value-type="float">
            <text:p>1452,85448</text:p>
          </table:table-cell>
          <table:table-cell table:number-columns-repeated="2"/>
        </table:table-row>
        <table:table-row table:style-name="ro1">
          <table:table-cell office:value-type="float" office:value="925273" calcext:value-type="float">
            <text:p>925273</text:p>
          </table:table-cell>
          <table:table-cell table:formula="of:=LOG([.A56])" office:value-type="float" office:value="5.9662698893888" calcext:value-type="float">
            <text:p>5,9662698893888</text:p>
          </table:table-cell>
          <table:table-cell office:value-type="float" office:value="1532.347485" calcext:value-type="float">
            <text:p>1532,347485</text:p>
          </table:table-cell>
          <table:table-cell office:value-type="float" office:value="1452.72345" calcext:value-type="float">
            <text:p>1452,72345</text:p>
          </table:table-cell>
          <table:table-cell office:value-type="float" office:value="1526.276326" calcext:value-type="float">
            <text:p>1526,276326</text:p>
          </table:table-cell>
          <table:table-cell office:value-type="float" office:value="1452.732234" calcext:value-type="float">
            <text:p>1452,732234</text:p>
          </table:table-cell>
          <table:table-cell table:number-columns-repeated="2"/>
        </table:table-row>
        <table:table-row table:style-name="ro1">
          <table:table-cell office:value-type="float" office:value="1177447" calcext:value-type="float">
            <text:p>1177447</text:p>
          </table:table-cell>
          <table:table-cell table:formula="of:=LOG([.A57])" office:value-type="float" office:value="6.07094136749896" calcext:value-type="float">
            <text:p>6,07094136749896</text:p>
          </table:table-cell>
          <table:table-cell office:value-type="float" office:value="1530.005606" calcext:value-type="float">
            <text:p>1530,005606</text:p>
          </table:table-cell>
          <table:table-cell office:value-type="float" office:value="1445.671923" calcext:value-type="float">
            <text:p>1445,671923</text:p>
          </table:table-cell>
          <table:table-cell office:value-type="float" office:value="1526.001365" calcext:value-type="float">
            <text:p>1526,001365</text:p>
          </table:table-cell>
          <table:table-cell office:value-type="float" office:value="1444.941669" calcext:value-type="float">
            <text:p>1444,941669</text:p>
          </table:table-cell>
          <table:table-cell table:number-columns-repeated="2"/>
        </table:table-row>
        <table:table-row table:style-name="ro1">
          <table:table-cell office:value-type="float" office:value="1498348" calcext:value-type="float">
            <text:p>1498348</text:p>
          </table:table-cell>
          <table:table-cell table:formula="of:=LOG([.A58])" office:value-type="float" office:value="6.17561269248722" calcext:value-type="float">
            <text:p>6,17561269248722</text:p>
          </table:table-cell>
          <table:table-cell office:value-type="float" office:value="1522.105232" calcext:value-type="float">
            <text:p>1522,105232</text:p>
          </table:table-cell>
          <table:table-cell office:value-type="float" office:value="1447.274048" calcext:value-type="float">
            <text:p>1447,274048</text:p>
          </table:table-cell>
          <table:table-cell office:value-type="float" office:value="1518.646718" calcext:value-type="float">
            <text:p>1518,646718</text:p>
          </table:table-cell>
          <table:table-cell office:value-type="float" office:value="1446.747349" calcext:value-type="float">
            <text:p>1446,747349</text:p>
          </table:table-cell>
          <table:table-cell table:number-columns-repeated="2"/>
        </table:table-row>
        <table:table-row table:style-name="ro1">
          <table:table-cell office:value-type="float" office:value="1906708" calcext:value-type="float">
            <text:p>1906708</text:p>
          </table:table-cell>
          <table:table-cell table:formula="of:=LOG([.A59])" office:value-type="float" office:value="6.2802841887468" calcext:value-type="float">
            <text:p>6,2802841887468</text:p>
          </table:table-cell>
          <table:table-cell office:value-type="float" office:value="1523.478648" calcext:value-type="float">
            <text:p>1523,478648</text:p>
          </table:table-cell>
          <table:table-cell office:value-type="float" office:value="1448.443115" calcext:value-type="float">
            <text:p>1448,443115</text:p>
          </table:table-cell>
          <table:table-cell office:value-type="float" office:value="1519.784344" calcext:value-type="float">
            <text:p>1519,784344</text:p>
          </table:table-cell>
          <table:table-cell office:value-type="float" office:value="1444.824924" calcext:value-type="float">
            <text:p>1444,824924</text:p>
          </table:table-cell>
          <table:table-cell table:number-columns-repeated="2"/>
        </table:table-row>
        <table:table-row table:style-name="ro1">
          <table:table-cell office:value-type="float" office:value="2426363" calcext:value-type="float">
            <text:p>2426363</text:p>
          </table:table-cell>
          <table:table-cell table:formula="of:=LOG([.A60])" office:value-type="float" office:value="6.38495577472663" calcext:value-type="float">
            <text:p>6,38495577472663</text:p>
          </table:table-cell>
          <table:table-cell office:value-type="float" office:value="1523.598194" calcext:value-type="float">
            <text:p>1523,598194</text:p>
          </table:table-cell>
          <table:table-cell office:value-type="float" office:value="1449.596455" calcext:value-type="float">
            <text:p>1449,596455</text:p>
          </table:table-cell>
          <table:table-cell office:value-type="float" office:value="1522.350279" calcext:value-type="float">
            <text:p>1522,350279</text:p>
          </table:table-cell>
          <table:table-cell office:value-type="float" office:value="1449.371018" calcext:value-type="float">
            <text:p>1449,371018</text:p>
          </table:table-cell>
          <table:table-cell table:number-columns-repeated="2"/>
        </table:table-row>
        <table:table-row table:style-name="ro1">
          <table:table-cell office:value-type="float" office:value="3087643" calcext:value-type="float">
            <text:p>3087643</text:p>
          </table:table-cell>
          <table:table-cell table:formula="of:=LOG([.A61])" office:value-type="float" office:value="6.48962708049372" calcext:value-type="float">
            <text:p>6,48962708049372</text:p>
          </table:table-cell>
          <table:table-cell office:value-type="float" office:value="1518.855975" calcext:value-type="float">
            <text:p>1518,855975</text:p>
          </table:table-cell>
          <table:table-cell office:value-type="float" office:value="1446.890389" calcext:value-type="float">
            <text:p>1446,890389</text:p>
          </table:table-cell>
          <table:table-cell office:value-type="float" office:value="1522.599268" calcext:value-type="float">
            <text:p>1522,599268</text:p>
          </table:table-cell>
          <table:table-cell office:value-type="float" office:value="1445.068061" calcext:value-type="float">
            <text:p>1445,068061</text:p>
          </table:table-cell>
          <table:table-cell table:number-columns-repeated="2"/>
        </table:table-row>
        <table:table-row table:style-name="ro1">
          <table:table-cell office:value-type="float" office:value="3929149" calcext:value-type="float">
            <text:p>3929149</text:p>
          </table:table-cell>
          <table:table-cell table:formula="of:=LOG([.A62])" office:value-type="float" office:value="6.59429849830807" calcext:value-type="float">
            <text:p>6,59429849830807</text:p>
          </table:table-cell>
          <table:table-cell office:value-type="float" office:value="1528.488944" calcext:value-type="float">
            <text:p>1528,488944</text:p>
          </table:table-cell>
          <table:table-cell office:value-type="float" office:value="1450.538634" calcext:value-type="float">
            <text:p>1450,538634</text:p>
          </table:table-cell>
          <table:table-cell office:value-type="float" office:value="1525.342281" calcext:value-type="float">
            <text:p>1525,342281</text:p>
          </table:table-cell>
          <table:table-cell office:value-type="float" office:value="1450.910796" calcext:value-type="float">
            <text:p>1450,910796</text:p>
          </table:table-cell>
          <table:table-cell table:number-columns-repeated="2"/>
        </table:table-row>
        <table:table-row table:style-name="ro1">
          <table:table-cell office:value-type="float" office:value="4999999" calcext:value-type="float">
            <text:p>4999999</text:p>
          </table:table-cell>
          <table:table-cell table:formula="of:=LOG([.A63])" office:value-type="float" office:value="6.69896991747711" calcext:value-type="float">
            <text:p>6,69896991747711</text:p>
          </table:table-cell>
          <table:table-cell office:value-type="float" office:value="1525.663569" calcext:value-type="float">
            <text:p>1525,663569</text:p>
          </table:table-cell>
          <table:table-cell office:value-type="float" office:value="1451.129274" calcext:value-type="float">
            <text:p>1451,129274</text:p>
          </table:table-cell>
          <table:table-cell office:value-type="float" office:value="1519.986532" calcext:value-type="float">
            <text:p>1519,986532</text:p>
          </table:table-cell>
          <table:table-cell office:value-type="float" office:value="1451.731474" calcext:value-type="float">
            <text:p>1451,73147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it" fo:country="IT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6">00/00/0000</text:date>, <text:time style:data-style-name="N2" text:time-value="17:52:17.333361876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5T21:00:45.199944788</meta:creation-date>
    <dc:date>2020-01-16T18:20:52.474638797</dc:date>
    <meta:editing-duration>PT2H4M19S</meta:editing-duration>
    <meta:editing-cycles>15</meta:editing-cycles>
    <meta:generator>LibreOffice/6.3.4.2.0$Linux_X86_64 LibreOffice_project/30$Build-2</meta:generator>
    <meta:document-statistic meta:table-count="1" meta:cell-count="383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72cm" svg:height="14.056cm" xlink:href=".." xlink:type="simple" chart:class="chart:line" chart:style-name="ch1">
        <chart:legend chart:legend-position="top" svg:x="4.815cm" svg:y="0.185cm" style:legend-expansion="wide" chart:style-name="ch2"/>
        <chart:plot-area chart:style-name="ch3" table:cell-range-address="Foglio1.C1:Foglio1.F63" chart:data-source-has-labels="row" svg:x="1.585cm" svg:y="1.064cm" svg:width="26.561cm" svg:height="11.73cm">
          <chartooo:coordinate-region svg:x="2.683cm" svg:y="1.263cm" svg:width="25.463cm" svg:height="10.701cm"/>
          <chart:axis chart:dimension="x" chart:name="primary-x" chart:style-name="ch4">
            <chart:title svg:x="13.604cm" svg:y="13.075cm" chart:style-name="ch5">
              <text:p>Size (log of KB)</text:p>
            </chart:title>
            <chart:grid chart:style-name="ch6" chart:class="major"/>
          </chart:axis>
          <chart:axis chart:dimension="y" chart:name="primary-y" chart:style-name="ch4">
            <chart:title svg:x="0.451cm" svg:y="7.582cm" chart:style-name="ch7">
              <text:p>MFlop/s</text:p>
            </chart:title>
            <chart:grid chart:style-name="ch6" chart:class="major"/>
          </chart:axis>
          <chart:series chart:style-name="ch8" chart:values-cell-range-address="Foglio1.C2:Foglio1.C63" chart:label-cell-address="Foglio1.C1:Foglio1.C1" chart:class="chart:line">
            <chart:data-point chart:repeated="62"/>
          </chart:series>
          <chart:series chart:style-name="ch9" chart:values-cell-range-address="Foglio1.D2:Foglio1.D63" chart:label-cell-address="Foglio1.D1:Foglio1.D1" chart:class="chart:line">
            <chart:data-point chart:repeated="62"/>
          </chart:series>
          <chart:series chart:style-name="ch10" chart:values-cell-range-address="Foglio1.E2:Foglio1.E63" chart:label-cell-address="Foglio1.E1:Foglio1.E1" chart:class="chart:line">
            <chart:data-point chart:repeated="62"/>
          </chart:series>
          <chart:series chart:style-name="ch11" chart:values-cell-range-address="Foglio1.F2:Foglio1.F63" chart:label-cell-address="Foglio1.F1:Foglio1.F1" chart:class="chart:line">
            <chart:data-point chart:repeated="6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rinsics (no unrolling)</text:p>
                <draw:g>
                  <svg:desc>Foglio1.C1:Foglio1.C1</svg:desc>
                </draw:g>
              </table:table-cell>
              <table:table-cell office:value-type="string">
                <text:p>Intrinsics (4-way unrolling)</text:p>
                <draw:g>
                  <svg:desc>Foglio1.D1:Foglio1.D1</svg:desc>
                </draw:g>
              </table:table-cell>
              <table:table-cell office:value-type="string">
                <text:p>Auto (no -xHost)</text:p>
                <draw:g>
                  <svg:desc>Foglio1.E1:Foglio1.E1</svg:desc>
                </draw:g>
              </table:table-cell>
              <table:table-cell office:value-type="string">
                <text:p>Auto (with -xHost)</text:p>
                <draw:g>
                  <svg:desc>Foglio1.F1:Foglio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33.649531">
                <text:p>2333.649531</text:p>
                <draw:g>
                  <svg:desc>Foglio1.C2:Foglio1.C63</svg:desc>
                </draw:g>
              </table:table-cell>
              <table:table-cell office:value-type="float" office:value="6690.694612">
                <text:p>6690.694612</text:p>
                <draw:g>
                  <svg:desc>Foglio1.D2:Foglio1.D63</svg:desc>
                </draw:g>
              </table:table-cell>
              <table:table-cell office:value-type="float" office:value="4074.714994">
                <text:p>4074.714994</text:p>
                <draw:g>
                  <svg:desc>Foglio1.E2:Foglio1.E63</svg:desc>
                </draw:g>
              </table:table-cell>
              <table:table-cell office:value-type="float" office:value="6853.948087">
                <text:p>6853.948087</text:p>
                <draw:g>
                  <svg:desc>Foglio1.F2:Foglio1.F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73.509393">
                <text:p>2973.509393</text:p>
              </table:table-cell>
              <table:table-cell office:value-type="float" office:value="7594.589553">
                <text:p>7594.589553</text:p>
              </table:table-cell>
              <table:table-cell office:value-type="float" office:value="4197.598531">
                <text:p>4197.598531</text:p>
              </table:table-cell>
              <table:table-cell office:value-type="float" office:value="7698.721643">
                <text:p>7698.7216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57.97704">
                <text:p>2957.97704</text:p>
              </table:table-cell>
              <table:table-cell office:value-type="float" office:value="7953.144934">
                <text:p>7953.144934</text:p>
              </table:table-cell>
              <table:table-cell office:value-type="float" office:value="4104.744314">
                <text:p>4104.744314</text:p>
              </table:table-cell>
              <table:table-cell office:value-type="float" office:value="8027.844129">
                <text:p>8027.8441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50.259194">
                <text:p>2950.259194</text:p>
              </table:table-cell>
              <table:table-cell office:value-type="float" office:value="7607.020967">
                <text:p>7607.020967</text:p>
              </table:table-cell>
              <table:table-cell office:value-type="float" office:value="4166.876516">
                <text:p>4166.876516</text:p>
              </table:table-cell>
              <table:table-cell office:value-type="float" office:value="8204.283893">
                <text:p>8204.2838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45.623338">
                <text:p>2945.623338</text:p>
              </table:table-cell>
              <table:table-cell office:value-type="float" office:value="7802.780237">
                <text:p>7802.780237</text:p>
              </table:table-cell>
              <table:table-cell office:value-type="float" office:value="4203.206809">
                <text:p>4203.206809</text:p>
              </table:table-cell>
              <table:table-cell office:value-type="float" office:value="7957.720276">
                <text:p>7957.7202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42.519318">
                <text:p>2942.519318</text:p>
              </table:table-cell>
              <table:table-cell office:value-type="float" office:value="7975.591917">
                <text:p>7975.591917</text:p>
              </table:table-cell>
              <table:table-cell office:value-type="float" office:value="4220.44807">
                <text:p>4220.44807</text:p>
              </table:table-cell>
              <table:table-cell office:value-type="float" office:value="8097.661144">
                <text:p>8097.6611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38.155841">
                <text:p>2938.155841</text:p>
              </table:table-cell>
              <table:table-cell office:value-type="float" office:value="8158.500751">
                <text:p>8158.500751</text:p>
              </table:table-cell>
              <table:table-cell office:value-type="float" office:value="4244.725031">
                <text:p>4244.725031</text:p>
              </table:table-cell>
              <table:table-cell office:value-type="float" office:value="8256.23279">
                <text:p>8256.232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35.556164">
                <text:p>2935.556164</text:p>
              </table:table-cell>
              <table:table-cell office:value-type="float" office:value="8313.270351">
                <text:p>8313.270351</text:p>
              </table:table-cell>
              <table:table-cell office:value-type="float" office:value="4266.292894">
                <text:p>4266.292894</text:p>
              </table:table-cell>
              <table:table-cell office:value-type="float" office:value="8377.938934">
                <text:p>8377.9389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33.103711">
                <text:p>2933.103711</text:p>
              </table:table-cell>
              <table:table-cell office:value-type="float" office:value="8394.533921">
                <text:p>8394.533921</text:p>
              </table:table-cell>
              <table:table-cell office:value-type="float" office:value="4279.195449">
                <text:p>4279.195449</text:p>
              </table:table-cell>
              <table:table-cell office:value-type="float" office:value="8455.555235">
                <text:p>8455.5552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32.206836">
                <text:p>2932.206836</text:p>
              </table:table-cell>
              <table:table-cell office:value-type="float" office:value="8452.425212">
                <text:p>8452.425212</text:p>
              </table:table-cell>
              <table:table-cell office:value-type="float" office:value="4291.36578">
                <text:p>4291.36578</text:p>
              </table:table-cell>
              <table:table-cell office:value-type="float" office:value="8502.102566">
                <text:p>8502.1025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31.125621">
                <text:p>2931.125621</text:p>
              </table:table-cell>
              <table:table-cell office:value-type="float" office:value="8481.733929">
                <text:p>8481.733929</text:p>
              </table:table-cell>
              <table:table-cell office:value-type="float" office:value="4296.123815">
                <text:p>4296.123815</text:p>
              </table:table-cell>
              <table:table-cell office:value-type="float" office:value="8527.075547">
                <text:p>8527.0755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29.039543">
                <text:p>2929.039543</text:p>
              </table:table-cell>
              <table:table-cell office:value-type="float" office:value="8522.678048">
                <text:p>8522.678048</text:p>
              </table:table-cell>
              <table:table-cell office:value-type="float" office:value="4302.895857">
                <text:p>4302.895857</text:p>
              </table:table-cell>
              <table:table-cell office:value-type="float" office:value="8532.052995">
                <text:p>8532.0529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14.757021">
                <text:p>2914.757021</text:p>
              </table:table-cell>
              <table:table-cell office:value-type="float" office:value="3246.624918">
                <text:p>3246.624918</text:p>
              </table:table-cell>
              <table:table-cell office:value-type="float" office:value="3778.761582">
                <text:p>3778.761582</text:p>
              </table:table-cell>
              <table:table-cell office:value-type="float" office:value="3261.442212">
                <text:p>3261.4422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22.029831">
                <text:p>2922.029831</text:p>
              </table:table-cell>
              <table:table-cell office:value-type="float" office:value="3254.988116">
                <text:p>3254.988116</text:p>
              </table:table-cell>
              <table:table-cell office:value-type="float" office:value="3753.977741">
                <text:p>3753.977741</text:p>
              </table:table-cell>
              <table:table-cell office:value-type="float" office:value="3220.480614">
                <text:p>3220.4806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17.858599">
                <text:p>2917.858599</text:p>
              </table:table-cell>
              <table:table-cell office:value-type="float" office:value="3251.85272">
                <text:p>3251.85272</text:p>
              </table:table-cell>
              <table:table-cell office:value-type="float" office:value="3763.766921">
                <text:p>3763.766921</text:p>
              </table:table-cell>
              <table:table-cell office:value-type="float" office:value="3245.103703">
                <text:p>3245.1037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21.238839">
                <text:p>2921.238839</text:p>
              </table:table-cell>
              <table:table-cell office:value-type="float" office:value="3259.260694">
                <text:p>3259.260694</text:p>
              </table:table-cell>
              <table:table-cell office:value-type="float" office:value="3844.446079">
                <text:p>3844.446079</text:p>
              </table:table-cell>
              <table:table-cell office:value-type="float" office:value="3230.203239">
                <text:p>3230.2032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19.03927">
                <text:p>2919.03927</text:p>
              </table:table-cell>
              <table:table-cell office:value-type="float" office:value="3211.57872">
                <text:p>3211.57872</text:p>
              </table:table-cell>
              <table:table-cell office:value-type="float" office:value="3803.71772">
                <text:p>3803.71772</text:p>
              </table:table-cell>
              <table:table-cell office:value-type="float" office:value="3227.141169">
                <text:p>3227.1411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31.582113">
                <text:p>2831.582113</text:p>
              </table:table-cell>
              <table:table-cell office:value-type="float" office:value="3192.827775">
                <text:p>3192.827775</text:p>
              </table:table-cell>
              <table:table-cell office:value-type="float" office:value="3719.515813">
                <text:p>3719.515813</text:p>
              </table:table-cell>
              <table:table-cell office:value-type="float" office:value="3199.593342">
                <text:p>3199.5933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36.871619">
                <text:p>2636.871619</text:p>
              </table:table-cell>
              <table:table-cell office:value-type="float" office:value="3180.557216">
                <text:p>3180.557216</text:p>
              </table:table-cell>
              <table:table-cell office:value-type="float" office:value="3673.696343">
                <text:p>3673.696343</text:p>
              </table:table-cell>
              <table:table-cell office:value-type="float" office:value="2956.651652">
                <text:p>2956.651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66.620213">
                <text:p>2666.620213</text:p>
              </table:table-cell>
              <table:table-cell office:value-type="float" office:value="2996.542725">
                <text:p>2996.542725</text:p>
              </table:table-cell>
              <table:table-cell office:value-type="float" office:value="3407.063458">
                <text:p>3407.063458</text:p>
              </table:table-cell>
              <table:table-cell office:value-type="float" office:value="2925.015922">
                <text:p>2925.0159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81.533865">
                <text:p>2581.533865</text:p>
              </table:table-cell>
              <table:table-cell office:value-type="float" office:value="2851.543096">
                <text:p>2851.543096</text:p>
              </table:table-cell>
              <table:table-cell office:value-type="float" office:value="3034.38041">
                <text:p>3034.38041</text:p>
              </table:table-cell>
              <table:table-cell office:value-type="float" office:value="2805.4373">
                <text:p>2805.43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52.203662">
                <text:p>2552.203662</text:p>
              </table:table-cell>
              <table:table-cell office:value-type="float" office:value="2505.665516">
                <text:p>2505.665516</text:p>
              </table:table-cell>
              <table:table-cell office:value-type="float" office:value="2727.354005">
                <text:p>2727.354005</text:p>
              </table:table-cell>
              <table:table-cell office:value-type="float" office:value="2662.974683">
                <text:p>2662.9746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83.29287">
                <text:p>2483.29287</text:p>
              </table:table-cell>
              <table:table-cell office:value-type="float" office:value="2457.641286">
                <text:p>2457.641286</text:p>
              </table:table-cell>
              <table:table-cell office:value-type="float" office:value="2505.605234">
                <text:p>2505.605234</text:p>
              </table:table-cell>
              <table:table-cell office:value-type="float" office:value="2431.621885">
                <text:p>2431.6218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14.972833">
                <text:p>2514.972833</text:p>
              </table:table-cell>
              <table:table-cell office:value-type="float" office:value="2446.759859">
                <text:p>2446.759859</text:p>
              </table:table-cell>
              <table:table-cell office:value-type="float" office:value="2464.003242">
                <text:p>2464.003242</text:p>
              </table:table-cell>
              <table:table-cell office:value-type="float" office:value="2451.760071">
                <text:p>2451.7600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26.122391">
                <text:p>2426.122391</text:p>
              </table:table-cell>
              <table:table-cell office:value-type="float" office:value="2412.097113">
                <text:p>2412.097113</text:p>
              </table:table-cell>
              <table:table-cell office:value-type="float" office:value="2461.766707">
                <text:p>2461.766707</text:p>
              </table:table-cell>
              <table:table-cell office:value-type="float" office:value="2413.721039">
                <text:p>2413.7210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26.162389">
                <text:p>2426.162389</text:p>
              </table:table-cell>
              <table:table-cell office:value-type="float" office:value="2411.543982">
                <text:p>2411.543982</text:p>
              </table:table-cell>
              <table:table-cell office:value-type="float" office:value="2461.162495">
                <text:p>2461.162495</text:p>
              </table:table-cell>
              <table:table-cell office:value-type="float" office:value="2412.05617">
                <text:p>2412.056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41.202865">
                <text:p>2441.202865</text:p>
              </table:table-cell>
              <table:table-cell office:value-type="float" office:value="2411.174139">
                <text:p>2411.174139</text:p>
              </table:table-cell>
              <table:table-cell office:value-type="float" office:value="2461.27497">
                <text:p>2461.27497</text:p>
              </table:table-cell>
              <table:table-cell office:value-type="float" office:value="2411.184184">
                <text:p>2411.1841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26.864438">
                <text:p>2426.864438</text:p>
              </table:table-cell>
              <table:table-cell office:value-type="float" office:value="2410.593559">
                <text:p>2410.593559</text:p>
              </table:table-cell>
              <table:table-cell office:value-type="float" office:value="2460.927053">
                <text:p>2460.927053</text:p>
              </table:table-cell>
              <table:table-cell office:value-type="float" office:value="2411.163819">
                <text:p>2411.1638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23.927209">
                <text:p>2423.927209</text:p>
              </table:table-cell>
              <table:table-cell office:value-type="float" office:value="2409.229628">
                <text:p>2409.229628</text:p>
              </table:table-cell>
              <table:table-cell office:value-type="float" office:value="2457.916979">
                <text:p>2457.916979</text:p>
              </table:table-cell>
              <table:table-cell office:value-type="float" office:value="2406.324807">
                <text:p>2406.3248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08.68123">
                <text:p>2408.68123</text:p>
              </table:table-cell>
              <table:table-cell office:value-type="float" office:value="2389.525459">
                <text:p>2389.525459</text:p>
              </table:table-cell>
              <table:table-cell office:value-type="float" office:value="2445.765232">
                <text:p>2445.765232</text:p>
              </table:table-cell>
              <table:table-cell office:value-type="float" office:value="2386.045784">
                <text:p>2386.0457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03.899592">
                <text:p>2403.899592</text:p>
              </table:table-cell>
              <table:table-cell office:value-type="float" office:value="2367.185674">
                <text:p>2367.185674</text:p>
              </table:table-cell>
              <table:table-cell office:value-type="float" office:value="2432.979142">
                <text:p>2432.979142</text:p>
              </table:table-cell>
              <table:table-cell office:value-type="float" office:value="2366.93359">
                <text:p>2366.933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37.801905">
                <text:p>2437.801905</text:p>
              </table:table-cell>
              <table:table-cell office:value-type="float" office:value="2434.501513">
                <text:p>2434.501513</text:p>
              </table:table-cell>
              <table:table-cell office:value-type="float" office:value="2477.10291">
                <text:p>2477.10291</text:p>
              </table:table-cell>
              <table:table-cell office:value-type="float" office:value="2367.787908">
                <text:p>2367.7879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23.532671">
                <text:p>2423.532671</text:p>
              </table:table-cell>
              <table:table-cell office:value-type="float" office:value="2404.765368">
                <text:p>2404.765368</text:p>
              </table:table-cell>
              <table:table-cell office:value-type="float" office:value="2452.355626">
                <text:p>2452.355626</text:p>
              </table:table-cell>
              <table:table-cell office:value-type="float" office:value="2404.734857">
                <text:p>2404.7348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40.045045">
                <text:p>2440.045045</text:p>
              </table:table-cell>
              <table:table-cell office:value-type="float" office:value="2438.709973">
                <text:p>2438.709973</text:p>
              </table:table-cell>
              <table:table-cell office:value-type="float" office:value="2480.991477">
                <text:p>2480.991477</text:p>
              </table:table-cell>
              <table:table-cell office:value-type="float" office:value="2396.641442">
                <text:p>2396.6414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27.068922">
                <text:p>2427.068922</text:p>
              </table:table-cell>
              <table:table-cell office:value-type="float" office:value="2445.978985">
                <text:p>2445.978985</text:p>
              </table:table-cell>
              <table:table-cell office:value-type="float" office:value="2464.46027">
                <text:p>2464.46027</text:p>
              </table:table-cell>
              <table:table-cell office:value-type="float" office:value="2413.655576">
                <text:p>2413.6555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31.3725">
                <text:p>2431.3725</text:p>
              </table:table-cell>
              <table:table-cell office:value-type="float" office:value="2447.607366">
                <text:p>2447.607366</text:p>
              </table:table-cell>
              <table:table-cell office:value-type="float" office:value="2468.076932">
                <text:p>2468.076932</text:p>
              </table:table-cell>
              <table:table-cell office:value-type="float" office:value="2421.800433">
                <text:p>2421.8004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66.332518">
                <text:p>2466.332518</text:p>
              </table:table-cell>
              <table:table-cell office:value-type="float" office:value="2444.861571">
                <text:p>2444.861571</text:p>
              </table:table-cell>
              <table:table-cell office:value-type="float" office:value="2484.878418">
                <text:p>2484.878418</text:p>
              </table:table-cell>
              <table:table-cell office:value-type="float" office:value="2424.514952">
                <text:p>2424.5149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31.602162">
                <text:p>2431.602162</text:p>
              </table:table-cell>
              <table:table-cell office:value-type="float" office:value="2451.785291">
                <text:p>2451.785291</text:p>
              </table:table-cell>
              <table:table-cell office:value-type="float" office:value="2469.461428">
                <text:p>2469.461428</text:p>
              </table:table-cell>
              <table:table-cell office:value-type="float" office:value="2435.08448">
                <text:p>2435.084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14.049544">
                <text:p>2314.049544</text:p>
              </table:table-cell>
              <table:table-cell office:value-type="float" office:value="2434.763962">
                <text:p>2434.763962</text:p>
              </table:table-cell>
              <table:table-cell office:value-type="float" office:value="2297.302445">
                <text:p>2297.302445</text:p>
              </table:table-cell>
              <table:table-cell office:value-type="float" office:value="2408.192136">
                <text:p>2408.1921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20.159947">
                <text:p>1920.159947</text:p>
              </table:table-cell>
              <table:table-cell office:value-type="float" office:value="2101.095523">
                <text:p>2101.095523</text:p>
              </table:table-cell>
              <table:table-cell office:value-type="float" office:value="1896.426357">
                <text:p>1896.426357</text:p>
              </table:table-cell>
              <table:table-cell office:value-type="float" office:value="2128.573127">
                <text:p>2128.5731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28.879328">
                <text:p>1728.879328</text:p>
              </table:table-cell>
              <table:table-cell office:value-type="float" office:value="1741.607558">
                <text:p>1741.607558</text:p>
              </table:table-cell>
              <table:table-cell office:value-type="float" office:value="1734.988763">
                <text:p>1734.988763</text:p>
              </table:table-cell>
              <table:table-cell office:value-type="float" office:value="1729.187034">
                <text:p>1729.1870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06.074286">
                <text:p>1606.074286</text:p>
              </table:table-cell>
              <table:table-cell office:value-type="float" office:value="1510.331226">
                <text:p>1510.331226</text:p>
              </table:table-cell>
              <table:table-cell office:value-type="float" office:value="1605.594646">
                <text:p>1605.594646</text:p>
              </table:table-cell>
              <table:table-cell office:value-type="float" office:value="1496.580864">
                <text:p>1496.5808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35.039419">
                <text:p>1535.039419</text:p>
              </table:table-cell>
              <table:table-cell office:value-type="float" office:value="1455.062714">
                <text:p>1455.062714</text:p>
              </table:table-cell>
              <table:table-cell office:value-type="float" office:value="1529.120579">
                <text:p>1529.120579</text:p>
              </table:table-cell>
              <table:table-cell office:value-type="float" office:value="1450.641731">
                <text:p>1450.6417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27.924718">
                <text:p>1527.924718</text:p>
              </table:table-cell>
              <table:table-cell office:value-type="float" office:value="1450.571713">
                <text:p>1450.571713</text:p>
              </table:table-cell>
              <table:table-cell office:value-type="float" office:value="1523.824771">
                <text:p>1523.824771</text:p>
              </table:table-cell>
              <table:table-cell office:value-type="float" office:value="1444.860503">
                <text:p>1444.8605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26.085637">
                <text:p>1526.085637</text:p>
              </table:table-cell>
              <table:table-cell office:value-type="float" office:value="1451.613212">
                <text:p>1451.613212</text:p>
              </table:table-cell>
              <table:table-cell office:value-type="float" office:value="1522.79684">
                <text:p>1522.79684</text:p>
              </table:table-cell>
              <table:table-cell office:value-type="float" office:value="1446.305828">
                <text:p>1446.3058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26.668512">
                <text:p>1526.668512</text:p>
              </table:table-cell>
              <table:table-cell office:value-type="float" office:value="1447.053615">
                <text:p>1447.053615</text:p>
              </table:table-cell>
              <table:table-cell office:value-type="float" office:value="1526.120563">
                <text:p>1526.120563</text:p>
              </table:table-cell>
              <table:table-cell office:value-type="float" office:value="1447.870666">
                <text:p>1447.8706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29.361807">
                <text:p>1529.361807</text:p>
              </table:table-cell>
              <table:table-cell office:value-type="float" office:value="1451.854787">
                <text:p>1451.854787</text:p>
              </table:table-cell>
              <table:table-cell office:value-type="float" office:value="1525.194239">
                <text:p>1525.194239</text:p>
              </table:table-cell>
              <table:table-cell office:value-type="float" office:value="1448.311924">
                <text:p>1448.3119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27.690745">
                <text:p>1527.690745</text:p>
              </table:table-cell>
              <table:table-cell office:value-type="float" office:value="1451.913327">
                <text:p>1451.913327</text:p>
              </table:table-cell>
              <table:table-cell office:value-type="float" office:value="1524.271135">
                <text:p>1524.271135</text:p>
              </table:table-cell>
              <table:table-cell office:value-type="float" office:value="1449.16476">
                <text:p>1449.164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30.594859">
                <text:p>1530.594859</text:p>
              </table:table-cell>
              <table:table-cell office:value-type="float" office:value="1451.301378">
                <text:p>1451.301378</text:p>
              </table:table-cell>
              <table:table-cell office:value-type="float" office:value="1526.56519">
                <text:p>1526.56519</text:p>
              </table:table-cell>
              <table:table-cell office:value-type="float" office:value="1449.403528">
                <text:p>1449.4035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29.311779">
                <text:p>1529.311779</text:p>
              </table:table-cell>
              <table:table-cell office:value-type="float" office:value="1451.883235">
                <text:p>1451.883235</text:p>
              </table:table-cell>
              <table:table-cell office:value-type="float" office:value="1526.139897">
                <text:p>1526.139897</text:p>
              </table:table-cell>
              <table:table-cell office:value-type="float" office:value="1451.717495">
                <text:p>1451.7174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2.352983">
                <text:p>1532.352983</text:p>
              </table:table-cell>
              <table:table-cell office:value-type="float" office:value="1452.177681">
                <text:p>1452.177681</text:p>
              </table:table-cell>
              <table:table-cell office:value-type="float" office:value="1527.678697">
                <text:p>1527.678697</text:p>
              </table:table-cell>
              <table:table-cell office:value-type="float" office:value="1452.07861">
                <text:p>1452.078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30.542807">
                <text:p>1530.542807</text:p>
              </table:table-cell>
              <table:table-cell office:value-type="float" office:value="1452.555831">
                <text:p>1452.555831</text:p>
              </table:table-cell>
              <table:table-cell office:value-type="float" office:value="1525.455312">
                <text:p>1525.455312</text:p>
              </table:table-cell>
              <table:table-cell office:value-type="float" office:value="1452.621327">
                <text:p>1452.6213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31.747264">
                <text:p>1531.747264</text:p>
              </table:table-cell>
              <table:table-cell office:value-type="float" office:value="1452.294353">
                <text:p>1452.294353</text:p>
              </table:table-cell>
              <table:table-cell office:value-type="float" office:value="1529.916666">
                <text:p>1529.916666</text:p>
              </table:table-cell>
              <table:table-cell office:value-type="float" office:value="1452.731191">
                <text:p>1452.7311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29.5703">
                <text:p>1529.5703</text:p>
              </table:table-cell>
              <table:table-cell office:value-type="float" office:value="1452.540902">
                <text:p>1452.540902</text:p>
              </table:table-cell>
              <table:table-cell office:value-type="float" office:value="1528.648094">
                <text:p>1528.648094</text:p>
              </table:table-cell>
              <table:table-cell office:value-type="float" office:value="1452.85448">
                <text:p>1452.854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32.347485">
                <text:p>1532.347485</text:p>
              </table:table-cell>
              <table:table-cell office:value-type="float" office:value="1452.72345">
                <text:p>1452.72345</text:p>
              </table:table-cell>
              <table:table-cell office:value-type="float" office:value="1526.276326">
                <text:p>1526.276326</text:p>
              </table:table-cell>
              <table:table-cell office:value-type="float" office:value="1452.732234">
                <text:p>1452.7322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30.005606">
                <text:p>1530.005606</text:p>
              </table:table-cell>
              <table:table-cell office:value-type="float" office:value="1445.671923">
                <text:p>1445.671923</text:p>
              </table:table-cell>
              <table:table-cell office:value-type="float" office:value="1526.001365">
                <text:p>1526.001365</text:p>
              </table:table-cell>
              <table:table-cell office:value-type="float" office:value="1444.941669">
                <text:p>1444.9416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22.105232">
                <text:p>1522.105232</text:p>
              </table:table-cell>
              <table:table-cell office:value-type="float" office:value="1447.274048">
                <text:p>1447.274048</text:p>
              </table:table-cell>
              <table:table-cell office:value-type="float" office:value="1518.646718">
                <text:p>1518.646718</text:p>
              </table:table-cell>
              <table:table-cell office:value-type="float" office:value="1446.747349">
                <text:p>1446.7473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23.478648">
                <text:p>1523.478648</text:p>
              </table:table-cell>
              <table:table-cell office:value-type="float" office:value="1448.443115">
                <text:p>1448.443115</text:p>
              </table:table-cell>
              <table:table-cell office:value-type="float" office:value="1519.784344">
                <text:p>1519.784344</text:p>
              </table:table-cell>
              <table:table-cell office:value-type="float" office:value="1444.824924">
                <text:p>1444.8249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23.598194">
                <text:p>1523.598194</text:p>
              </table:table-cell>
              <table:table-cell office:value-type="float" office:value="1449.596455">
                <text:p>1449.596455</text:p>
              </table:table-cell>
              <table:table-cell office:value-type="float" office:value="1522.350279">
                <text:p>1522.350279</text:p>
              </table:table-cell>
              <table:table-cell office:value-type="float" office:value="1449.371018">
                <text:p>1449.3710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18.855975">
                <text:p>1518.855975</text:p>
              </table:table-cell>
              <table:table-cell office:value-type="float" office:value="1446.890389">
                <text:p>1446.890389</text:p>
              </table:table-cell>
              <table:table-cell office:value-type="float" office:value="1522.599268">
                <text:p>1522.599268</text:p>
              </table:table-cell>
              <table:table-cell office:value-type="float" office:value="1445.068061">
                <text:p>1445.0680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28.488944">
                <text:p>1528.488944</text:p>
              </table:table-cell>
              <table:table-cell office:value-type="float" office:value="1450.538634">
                <text:p>1450.538634</text:p>
              </table:table-cell>
              <table:table-cell office:value-type="float" office:value="1525.342281">
                <text:p>1525.342281</text:p>
              </table:table-cell>
              <table:table-cell office:value-type="float" office:value="1450.910796">
                <text:p>1450.9107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25.663569">
                <text:p>1525.663569</text:p>
              </table:table-cell>
              <table:table-cell office:value-type="float" office:value="1451.129274">
                <text:p>1451.129274</text:p>
              </table:table-cell>
              <table:table-cell office:value-type="float" office:value="1519.986532">
                <text:p>1519.986532</text:p>
              </table:table-cell>
              <table:table-cell office:value-type="float" office:value="1451.731474">
                <text:p>1451.7314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